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825F138A.png"/>
  <manifest:file-entry manifest:media-type="image/png" manifest:full-path="Pictures/100000000000040000000300795C0C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bbe0e3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dash" draw:stroke-dash="Dash_20_2" svg:stroke-width="0.026cm" svg:stroke-color="#800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26cm" svg:stroke-color="#99cc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>
      <style:graphic-properties style:protect="size"/>
    </style:style>
    <style:style style:name="pr1" style:family="presentation" style:parent-style-name="Title2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2-notes">
      <style:graphic-properties draw:fill-color="#ffffff" fo:min-height="11.43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ndor Week 2006</presentation:footer-decl>
      <draw:page draw:name="HDFS Architecture" draw:style-name="dp1" draw:master-page-name="Title2" presentation:presentation-page-layout-name="AL1T1" presentation:use-footer-name="ftr1">
        <draw:custom-shape draw:style-name="gr1" draw:text-style-name="P1" draw:layer="layout" svg:width="2.54cm" svg:height="2.54cm" svg:x="1.482cm" svg:y="10.5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95cm" svg:height="1.108cm" svg:x="1.272cm" svg:y="9.102cm">
          <text:p text:style-name="P2"><text:span text:style-name="T1">Read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54cm" svg:height="2.54cm" svg:x="8.467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89cm" svg:height="1.785cm" svg:x="3.175cm" svg:y="5.715cm">
          <text:p text:style-name="P2">Metadata ops</text:p>
          <text:p text:style-name="P2"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.54cm" svg:height="1.481cm" svg:x="1.905cm" svg:y="7.197cm">
          <text:p text:style-name="P3"><text:span text:style-name="T1">Client</text:span></text:p>
          <text:p text:style-name="P3"><text:span text:style-name="T1"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10.372cm" svg:height="2.116cm" svg:x="13.97cm" svg:y="4.022cm">
          <text:p text:style-name="P3"><text:span text:style-name="T2">Metadata (Name, replicas, …):</text:span></text:p>
          <text:p text:style-name="P3"><text:span text:style-name="T2">/home/foo/data, 3, …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68cm" svg:height="2.117cm" svg:x="8.255cm" svg:y="4.868cm">
          <text:p text:style-name="P3"><text:span text:style-name="T1">Nam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13.123cm" svg:y1="5.503cm" svg:x2="13.97cm" svg:y2="5.503cm">
          <text:p/>
        </draw:line>
        <draw:custom-shape draw:style-name="gr1" draw:text-style-name="P1" draw:layer="layout" svg:width="2.54cm" svg:height="2.54cm" svg:x="15.875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9.262cm" svg:y="10.3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693cm" svg:x="9.313cm" svg:y="16.087cm">
          <text:p text:style-name="P3"><text:span text:style-name="T1">Client</text:span></text:p>
          <text:p text:style-name="P3"><text:span text:style-name="T1"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927cm" svg:height="1.108cm" svg:x="6.561cm" svg:y="9.102cm">
          <text:p text:style-name="P2"><text:span text:style-name="T1">Datanode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id="id2" draw:layer="layout" svg:width="0.635cm" svg:height="0.635cm" svg:x="16.087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6.298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7.568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9.473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9.685cm" svg:y="11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20.743cm" svg:y="10.795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233cm" svg:y1="7.407cm" svg:x2="8.255cm" svg:y2="5.714cm">
          <text:p/>
        </draw:line>
        <draw:line draw:style-name="gr7" draw:text-style-name="P4" draw:layer="layout" svg:x1="10.372cm" svg:y1="16.086cm" svg:x2="9.102cm" svg:y2="11.641cm">
          <text:p/>
        </draw:line>
        <draw:custom-shape draw:style-name="gr2" draw:text-style-name="P1" draw:layer="layout" svg:width="2.708cm" svg:height="1.108cm" svg:x="4.868cm" svg:y="15.24cm">
          <text:p text:style-name="P2"><text:span text:style-name="T1">Rack 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635cm" svg:height="0.635cm" svg:x="19.897cm" svg:y="11.2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08cm" svg:height="1.108cm" svg:x="17.568cm" svg:y="15.028cm">
          <text:p text:style-name="P2"><text:span text:style-name="T1">Rack 2</text:span></text:p>
          <draw:enhanced-geometry svg:viewBox="0 0 21600 21600" draw:type="mso-spt202" draw:enhanced-path="M 0 0 L 21600 0 21600 21600 0 21600 0 0 Z N"/>
        </draw:custom-shape>
        <draw:connector draw:style-name="gr10" draw:text-style-name="P4" draw:layer="layout" draw:type="line" svg:x1="10.795cm" svg:y1="11.112cm" svg:x2="16.087cm" svg:y2="11.112cm" draw:start-shape="id1" draw:start-glue-point="1" draw:end-shape="id2" draw:end-glue-point="3">
          <text:p/>
        </draw:connector>
        <draw:line draw:style-name="gr7" draw:text-style-name="P4" draw:layer="layout" svg:x1="13.123cm" svg:y1="6.773cm" svg:x2="15.875cm" svg:y2="10.372cm">
          <text:p/>
        </draw:line>
        <draw:custom-shape draw:style-name="gr1" draw:text-style-name="P1" draw:layer="layout" svg:width="2.54cm" svg:height="2.54cm" svg:x="5.08cm" svg:y="10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2.963cm" svg:y="11.2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2.963cm" svg:y="12.2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5.292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5.292cm" svg:y="11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8.678cm" svg:y="11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id="id1" draw:layer="layout" svg:width="0.635cm" svg:height="0.635cm" svg:x="10.16cm" svg:y="10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59cm" svg:height="8.467cm" draw:transform="rotate (-1.57079632679579) translate (10.371cm 13.756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1.482cm" svg:height="6.773cm" draw:transform="rotate (-1.57079632679579) translate (22.224cm 13.123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4" draw:layer="layout" svg:x1="3.175cm" svg:y1="10.795cm" svg:x2="3.598cm" svg:y2="8.467cm">
          <text:p/>
        </draw:line>
        <draw:custom-shape draw:style-name="gr3" draw:text-style-name="P1" draw:layer="layout" svg:width="4.445cm" svg:height="1.785cm" svg:x="11.218cm" svg:y="11.218cm">
          <text:p text:style-name="P2">Replication</text:p>
          <text:p text:style-name="P2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598cm" svg:height="1.023cm" svg:x="12.277cm" svg:y="7.62cm">
          <text:p text:style-name="P2">Block ops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927cm" svg:height="1.108cm" svg:x="17.356cm" svg:y="8.89cm">
          <text:p text:style-name="P2"><text:span text:style-name="T1">Datanodes</text:span></text:p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1.218cm" svg:y1="16.298cm" svg:x2="16.298cm" svg:y2="12.7cm">
          <text:p/>
        </draw:line>
        <draw:custom-shape draw:style-name="gr2" draw:text-style-name="P1" draw:layer="layout" svg:width="2.153cm" svg:height="1.108cm" svg:x="10.373cm" svg:y="14.817cm">
          <text:p text:style-name="P2"><text:span text:style-name="T1">Write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589cm" svg:height="1.108cm" svg:x="20.11cm" svg:y="11.853cm">
          <text:p text:style-name="P2"><text:span text:style-name="T1">Block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635cm" svg:height="0.635cm" svg:x="1.905cm" svg:y="11.2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86cm" svg:height="3.176cm" svg:x="1.27cm" svg:y="0.762cm" presentation:class="title" presentation:user-transformed="true">
          <draw:text-box>
            <text:p text:style-name="P2">HDFS Architecture</text:p>
          </draw:text-box>
        </draw:frame>
        <presentation:notes draw:style-name="dp2">
          <draw:page-thumbnail draw:style-name="gr12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5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6" style:family="paragraph">
      <style:paragraph-properties fo:margin-left="0cm" fo:margin-right="0cm" text:enable-numbering="false" fo:text-indent="0cm" style:punctuation-wrap="simple" style:line-break="normal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 style:writing-mode="lr-tb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P14" style:family="paragraph">
      <style:paragraph-properties fo:margin-left="0cm" fo:margin-right="0cm" fo:text-align="center" text:enable-numbering="false" fo:text-indent="0cm" style:writing-mode="lr-tb"/>
    </style:style>
    <style:style style:name="T1" style:family="text">
      <style:text-properties fo:font-family="Times" style:font-pitch="variable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40000000300825F138A.png" xlink:type="simple" xlink:show="embed" xlink:actuate="onLoad">
          <text:p/>
        </draw:image>
      </draw:frame>
      <draw:frame presentation:style-name="Default-title" draw:layer="backgroundobjects" svg:width="18.627cm" svg:height="3.176cm" svg:x="4.867cm" svg:y="0.422cm" presentation:class="title" presentation:placeholder="true">
        <draw:text-box/>
      </draw:frame>
      <draw:frame presentation:style-name="Default-outline1" draw:layer="backgroundobjects" svg:width="21.59cm" svg:height="13.548cm" svg:x="1.905cm" svg:y="4.444cm" presentation:class="outline" presentation:placeholder="true">
        <draw:text-box/>
      </draw:frame>
      <draw:frame presentation:style-name="pr1" draw:text-style-name="P5" draw:layer="backgroundobjects" svg:width="5.292cm" svg:height="0.853cm" svg:x="19.685cm" svg:y="18.202cm" presentation:class="page-number">
        <draw:text-box>
          <text:p text:style-name="P4"><text:span text:style-name="T1"><text:page-number>&lt;number&gt;</text:page-number></text:span></text:p>
        </draw:text-box>
      </draw:frame>
      <draw:custom-shape draw:style-name="gr4" draw:text-style-name="P7" draw:layer="backgroundobjects" svg:width="5.291cm" svg:height="0.847cm" svg:x="0.212cm" svg:y="18.203cm">
        <text:p text:style-name="P6"><text:span text:style-name="T2">YST Guru Training 2006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frame presentation:style-name="pr2" draw:text-style-name="P10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2" draw:text-style-name="P12" draw:layer="backgroundobjects" svg:width="8.255cm" svg:height="1.271cm" svg:x="10.7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10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3" draw:text-style-name="P12" draw:layer="backgroundobjects" svg:width="8.255cm" svg:height="1.271cm" svg:x="10.79cm" svg:y="24.125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40000000300795C0CD1.png" xlink:type="simple" xlink:show="embed" xlink:actuate="onLoad">
          <text:p/>
        </draw:image>
      </draw:frame>
      <draw:frame presentation:style-name="Title1-title" draw:layer="backgroundobjects" svg:width="21.59cm" svg:height="4.023cm" svg:x="1.905cm" svg:y="6.773cm" presentation:class="title" presentation:placeholder="true">
        <draw:text-box/>
      </draw:frame>
      <draw:frame presentation:style-name="pr4" draw:text-style-name="P5" draw:layer="backgroundobjects" svg:width="5.292cm" svg:height="0.853cm" svg:x="20.108cm" svg:y="18.202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frame presentation:style-name="pr5" draw:text-style-name="P10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5" draw:text-style-name="P12" draw:layer="backgroundobjects" svg:width="8.255cm" svg:height="1.271cm" svg:x="10.7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0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12" draw:layer="backgroundobjects" svg:width="8.255cm" svg:height="1.271cm" svg:x="10.79cm" svg:y="24.125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2" style:page-layout-name="PM1" draw:style-name="dp1">
      <draw:frame presentation:style-name="Title2-title" draw:layer="backgroundobjects" svg:width="22.86cm" svg:height="3.176cm" svg:x="1.27cm" svg:y="0.762cm" presentation:class="title" presentation:placeholder="true">
        <draw:text-box/>
      </draw:frame>
      <draw:frame presentation:style-name="Title2-outline1" draw:layer="backgroundobjects" svg:width="22.86cm" svg:height="12.573cm" svg:x="1.27cm" svg:y="4.445cm" presentation:class="outline" presentation:placeholder="true">
        <draw:text-box/>
      </draw:frame>
      <draw:frame presentation:style-name="pr7" draw:text-style-name="P10" draw:layer="backgroundobjects" svg:width="5.927cm" svg:height="1.324cm" svg:x="1.269cm" svg:y="17.347cm" presentation:class="date-time">
        <draw:text-box>
          <text:p text:style-name="P9"><text:span text:style-name="T4"><presentation:date-time/></text:span></text:p>
        </draw:text-box>
      </draw:frame>
      <draw:frame presentation:style-name="pr7" draw:text-style-name="P14" draw:layer="backgroundobjects" svg:width="8.044cm" svg:height="1.324cm" svg:x="8.678cm" svg:y="17.347cm" presentation:class="footer">
        <draw:text-box>
          <text:p text:style-name="P13"><text:span text:style-name="T4"><presentation:footer/></text:span></text:p>
        </draw:text-box>
      </draw:frame>
      <draw:frame presentation:style-name="pr7" draw:text-style-name="P12" draw:layer="backgroundobjects" svg:width="5.927cm" svg:height="1.324cm" svg:x="18.202cm" svg:y="17.347cm" presentation:class="page-number">
        <draw:text-box>
          <text:p text:style-name="P11"><text:span text:style-name="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frame presentation:style-name="pr8" draw:text-style-name="P10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255cm" svg:height="1.271cm" svg:x="10.7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pr9" draw:text-style-name="P10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9" draw:text-style-name="P12" draw:layer="backgroundobjects" svg:width="8.255cm" svg:height="1.271cm" svg:x="10.79cm" svg:y="24.125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Hadoop Guru Presentation</dc:title>
    <meta:initial-creator>Sameer Paranjpye</meta:initial-creator>
    <meta:creation-date>2005-01-13T10:14:00</meta:creation-date>
    <dc:creator>dhruba borthakur</dc:creator>
    <dc:date>2006-12-05T15:41:05</dc:date>
    <meta:print-date>2006-12-05T15:38:20</meta:print-date>
    <dc:language>en-US</dc:language>
    <meta:editing-cycles>521</meta:editing-cycles>
    <meta:editing-duration>PT12H9M40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